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ew Century Schoolbook" svg:font-family="'New Century Schoolbook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font-name="New Century Schoolbook" fo:font-size="12pt" style:font-size-asian="12pt" style:font-size-complex="12pt"/>
    </style:style>
    <style:style style:name="P2" style:family="paragraph" style:parent-style-name="Preformatted_20_Text">
      <style:text-properties style:font-name="New Century Schoolbook" fo:font-size="12pt" officeooo:paragraph-rsid="000d2234" style:font-size-asian="12pt" style:font-size-complex="12pt"/>
    </style:style>
    <style:style style:name="T1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remembered by Margaret:</text:p>
      <text:p text:style-name="P1"/>
      <text:p text:style-name="P1">Ах вы, евреи, скажите, что означает "один"?</text:p>
      <text:p text:style-name="P1">Один означает «бог». Что на небе, что на земле только один Бог.</text:p>
      <text:p text:style-name="P1">Хорошо служба наше еврейская, xорошо служба наше еврейская.</text:p>
      <text:p text:style-name="P1"/>
      <text:p text:style-name="P1"/>
      <text:p text:style-name="P1">Modified by me:</text:p>
      <text:p text:style-name="P1"/>
      <text:p text:style-name="P2"><text:bookmark-start text:name="__DdeLink__76_3084186689"/>Ах вы, евре<text:span text:style-name="T1">й</text:span>, <text:bookmark-start text:name="__DdeLink__13_3084186689"/>скажите <text:span text:style-name="T1">мне</text:span>, <text:bookmark-start text:name="__DdeLink__0_3084186689"/><text:span text:style-name="T1">что-то </text:span><text:bookmark-start text:name="__DdeLink__9_3084186689"/><text:span text:style-name="T1">значит</text:span><text:bookmark-end text:name="__DdeLink__9_3084186689"/><text:span text:style-name="T1"> Один</text:span><text:bookmark-end text:name="__DdeLink__0_3084186689"/>?<text:bookmark-end text:name="__DdeLink__76_3084186689"/> <text:bookmark-end text:name="__DdeLink__13_3084186689"/></text:p>
      <text:p text:style-name="P2">Один <text:span text:style-name="T1">значит </text:span><text:bookmark-start text:name="__DdeLink__79_3084186689"/><text:span text:style-name="T1">Бог</text:span>. <text:span text:style-name="T1">К</text:span><text:bookmark-start text:name="__DdeLink__18_3084186689"/><text:span text:style-name="T1">то</text:span> на небе, <text:span text:style-name="T1">кто</text:span> на земле, только один Бог.<text:bookmark-end text:name="__DdeLink__79_3084186689"/><text:bookmark-end text:name="__DdeLink__18_3084186689"/></text:p>
      <text:p text:style-name="P1"><text:bookmark-start text:name="__DdeLink__145_3084186689"/>Хорошо служба наше еврейская, <text:bookmark-end text:name="__DdeLink__145_3084186689"/></text:p>
      <text:p text:style-name="P1"><text:bookmark-start text:name="__DdeLink__147_3084186689"/>xо<text:bookmark-end text:name="__DdeLink__147_3084186689"/>рошо служба наше еврейска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ew Century Schoolbook" svg:font-family="'New Century Schoolbook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2-16T16:14:25.453341189</dc:date>
    <meta:editing-duration>PT55M13S</meta:editing-duration>
    <meta:editing-cycles>5</meta:editing-cycles>
    <meta:generator>LibreOffice/7.1.6.2$MacOSX_X86_64 LibreOffice_project/0e133318fcee89abacd6a7d077e292f1145735c3</meta:generator>
    <meta:document-statistic meta:table-count="0" meta:image-count="0" meta:object-count="0" meta:page-count="1" meta:paragraph-count="9" meta:word-count="62" meta:character-count="372" meta:non-whitespace-character-count="317"/>
  </office:meta>
</office:document-meta>
</file>